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2179b1a"/>
    </style:style>
    <style:style style:name="P2" style:family="paragraph" style:parent-style-name="Text_20_body">
      <style:text-properties officeooo:paragraph-rsid="0218b0d9"/>
    </style:style>
    <style:style style:name="P3" style:family="paragraph" style:parent-style-name="Título_20_Seção">
      <style:text-properties officeooo:rsid="0211de9e" officeooo:paragraph-rsid="0211de9e"/>
    </style:style>
    <style:style style:name="P4" style:family="paragraph" style:parent-style-name="Título_20_Seção">
      <style:text-properties fo:font-variant="small-caps" fo:color="#000000" style:font-name="CMU Serif" fo:font-size="12pt" fo:font-weight="bold" officeooo:rsid="0267852c" officeooo:paragraph-rsid="0267852c" fo:background-color="transparent"/>
    </style:style>
    <style:style style:name="P5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6" style:family="paragraph" style:parent-style-name="Autor_20_Cabeçalho">
      <style:text-properties officeooo:paragraph-rsid="02660fa1"/>
    </style:style>
    <style:style style:name="P7" style:family="paragraph" style:parent-style-name="Título_20_do_20_relatório">
      <style:text-properties fo:font-variant="small-caps" fo:color="#ffffff" style:font-name="CMU Serif" fo:font-size="16pt" fo:font-style="normal" fo:font-weight="bold" officeooo:rsid="02638888" officeooo:paragraph-rsid="02638888" fo:background-color="transparent" style:font-size-asian="16pt" style:font-size-complex="16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CMU Serif1" fo:font-weight="bold" officeooo:rsid="0221e5a3" officeooo:paragraph-rsid="0218b0d9" fo:background-color="transparent" style:font-weight-asian="bold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CMU Serif1" fo:font-weight="normal" officeooo:rsid="0221e5a3" officeooo:paragraph-rsid="0218b0d9" fo:background-color="transparent"/>
    </style:style>
    <style:style style:name="P10" style:family="paragraph" style:parent-style-name="Text_20_body">
      <style:text-properties fo:color="#000000" style:font-name="CMU Serif1" fo:font-weight="normal" officeooo:rsid="0221e5a3" officeooo:paragraph-rsid="0218b0d9" fo:background-color="transparent"/>
    </style:style>
    <style:style style:name="P11" style:family="paragraph" style:parent-style-name="Text_20_body" style:list-style-name="L1">
      <style:text-properties fo:color="#000000" style:font-name="CMU Serif1" fo:font-weight="normal" officeooo:rsid="0231777c" officeooo:paragraph-rsid="022a23dc" fo:background-color="transparent"/>
    </style:style>
    <style:style style:name="P12" style:family="paragraph" style:parent-style-name="Text_20_body" style:list-style-name="L1">
      <style:text-properties fo:color="#000000" style:font-name="CMU Serif1" fo:font-weight="normal" officeooo:rsid="0231777c" officeooo:paragraph-rsid="026ba666" fo:background-color="transparent"/>
    </style:style>
    <style:style style:name="P13" style:family="paragraph" style:parent-style-name="Text_20_body" style:list-style-name="L1">
      <style:text-properties fo:color="#000000" style:font-name="CMU Serif1" fo:font-weight="normal" officeooo:rsid="0227e55c" officeooo:paragraph-rsid="02678618" fo:background-color="transparent"/>
    </style:style>
    <style:style style:name="P14" style:family="paragraph" style:parent-style-name="Text_20_body">
      <style:text-properties fo:color="#000000" style:font-name="CMU Serif1" fo:font-weight="normal" officeooo:rsid="02710815" officeooo:paragraph-rsid="02715b4d" fo:background-color="transparent"/>
    </style:style>
    <style:style style:name="P15" style:family="paragraph" style:parent-style-name="Text_20_body" style:list-style-name="L1">
      <style:text-properties officeooo:paragraph-rsid="02678618"/>
    </style:style>
    <style:style style:name="P16" style:family="paragraph" style:parent-style-name="Text_20_body" style:list-style-name="L1">
      <style:text-properties officeooo:paragraph-rsid="022a23dc"/>
    </style:style>
    <style:style style:name="P17" style:family="paragraph" style:parent-style-name="Text_20_body" style:list-style-name="L2">
      <style:text-properties officeooo:paragraph-rsid="02715b4d"/>
    </style:style>
    <style:style style:name="P18" style:family="paragraph" style:parent-style-name="Título_20_Seção">
      <style:text-properties officeooo:rsid="0211de9e" officeooo:paragraph-rsid="0211de9e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" fo:font-size="12pt" fo:font-weight="bold" officeooo:rsid="0239389d" fo:background-color="transparent" loext:char-shading-value="0"/>
    </style:style>
    <style:style style:name="T3" style:family="text">
      <style:text-properties fo:color="#000000" style:font-name="CMU Serif1" fo:font-weight="normal" officeooo:rsid="0221e5a3" fo:background-color="transparent" loext:char-shading-value="0"/>
    </style:style>
    <style:style style:name="T4" style:family="text">
      <style:text-properties fo:color="#000000" style:font-name="CMU Serif1" fo:font-weight="normal" officeooo:rsid="0227e55c" fo:background-color="transparent" loext:char-shading-value="0"/>
    </style:style>
    <style:style style:name="T5" style:family="text">
      <style:text-properties fo:color="#000000" style:font-name="CMU Serif1" fo:font-weight="normal" officeooo:rsid="0231777c" fo:background-color="transparent" loext:char-shading-value="0"/>
    </style:style>
    <style:style style:name="T6" style:family="text">
      <style:text-properties fo:color="#000000" style:font-name="CMU Serif1" fo:font-weight="normal" officeooo:rsid="025b984e" fo:background-color="transparent" loext:char-shading-value="0"/>
    </style:style>
    <style:style style:name="T7" style:family="text">
      <style:text-properties fo:color="#000000" style:font-name="CMU Serif1" fo:font-weight="normal" officeooo:rsid="025d15f8" fo:background-color="transparent" loext:char-shading-value="0"/>
    </style:style>
    <style:style style:name="T8" style:family="text">
      <style:text-properties fo:color="#000000" style:font-name="CMU Serif1" fo:font-weight="normal" officeooo:rsid="025f08b8" fo:background-color="transparent" loext:char-shading-value="0"/>
    </style:style>
    <style:style style:name="T9" style:family="text">
      <style:text-properties fo:color="#000000" style:font-name="CMU Serif1" fo:font-weight="normal" officeooo:rsid="025f7d95" fo:background-color="transparent" loext:char-shading-value="0"/>
    </style:style>
    <style:style style:name="T10" style:family="text">
      <style:text-properties fo:color="#000000" style:font-name="CMU Serif1" fo:font-weight="normal" officeooo:rsid="025ff98b" fo:background-color="transparent" loext:char-shading-value="0"/>
    </style:style>
    <style:style style:name="T11" style:family="text">
      <style:text-properties fo:color="#000000" style:font-name="CMU Serif1" fo:font-weight="normal" officeooo:rsid="0260701b" fo:background-color="transparent" loext:char-shading-value="0"/>
    </style:style>
    <style:style style:name="T12" style:family="text">
      <style:text-properties fo:color="#000000" style:font-name="CMU Serif1" fo:font-weight="normal" officeooo:rsid="02611391" fo:background-color="transparent" loext:char-shading-value="0"/>
    </style:style>
    <style:style style:name="T13" style:family="text">
      <style:text-properties fo:color="#000000" style:font-name="CMU Serif1" fo:font-weight="normal" officeooo:rsid="0261efe3" fo:background-color="transparent" loext:char-shading-value="0"/>
    </style:style>
    <style:style style:name="T14" style:family="text">
      <style:text-properties fo:color="#000000" style:font-name="CMU Serif1" fo:font-weight="normal" officeooo:rsid="02678618" fo:background-color="transparent" loext:char-shading-value="0"/>
    </style:style>
    <style:style style:name="T15" style:family="text">
      <style:text-properties fo:color="#000000" style:font-name="CMU Serif1" fo:font-weight="normal" officeooo:rsid="0269ccff" fo:background-color="transparent" loext:char-shading-value="0"/>
    </style:style>
    <style:style style:name="T16" style:family="text">
      <style:text-properties fo:color="#000000" style:font-name="CMU Serif1" fo:font-weight="normal" officeooo:rsid="026ba666" fo:background-color="transparent" loext:char-shading-value="0"/>
    </style:style>
    <style:style style:name="T17" style:family="text">
      <style:text-properties fo:color="#000000" style:font-name="CMU Serif1" fo:font-weight="normal" officeooo:rsid="026ea253" fo:background-color="transparent" loext:char-shading-value="0"/>
    </style:style>
    <style:style style:name="T18" style:family="text">
      <style:text-properties fo:color="#000000" style:font-name="CMU Serif1" fo:font-weight="normal" officeooo:rsid="026f4d8c" fo:background-color="transparent" loext:char-shading-value="0"/>
    </style:style>
    <style:style style:name="T19" style:family="text">
      <style:text-properties fo:color="#000000" style:font-name="CMU Serif1" fo:font-weight="normal" officeooo:rsid="02710815" fo:background-color="transparent" loext:char-shading-value="0"/>
    </style:style>
    <style:style style:name="T20" style:family="text">
      <style:text-properties officeooo:rsid="0211de9e"/>
    </style:style>
    <style:style style:name="T21" style:family="text">
      <style:text-properties style:font-size-asian="10.5pt" style:font-size-complex="10.5pt"/>
    </style:style>
    <style:style style:name="T22" style:family="text">
      <style:text-properties officeooo:rsid="025b984e"/>
    </style:style>
    <style:style style:name="T23" style:family="text">
      <style:text-properties officeooo:rsid="025be1bc"/>
    </style:style>
    <style:style style:name="T24" style:family="text">
      <style:text-properties officeooo:rsid="025d15f8"/>
    </style:style>
    <style:style style:name="T25" style:family="text">
      <style:text-properties officeooo:rsid="025f08b8"/>
    </style:style>
    <style:style style:name="T26" style:family="text">
      <style:text-properties officeooo:rsid="025f7d95"/>
    </style:style>
    <style:style style:name="T27" style:family="text">
      <style:text-properties officeooo:rsid="0265734b"/>
    </style:style>
    <style:style style:name="T28" style:family="text">
      <style:text-properties officeooo:rsid="0265dedc"/>
    </style:style>
    <style:style style:name="T29" style:family="text">
      <style:text-properties officeooo:rsid="026ba666"/>
    </style:style>
    <style:style style:name="T30" style:family="text">
      <style:text-properties officeooo:rsid="026ea253"/>
    </style:style>
    <style:style style:name="T31" style:family="text">
      <style:text-properties officeooo:rsid="026f4d8c"/>
    </style:style>
    <style:style style:name="T32" style:family="text">
      <style:text-properties officeooo:rsid="025ff98b"/>
    </style:style>
    <style:style style:name="T33" style:family="text">
      <style:text-properties style:font-name="CMU Serif1" fo:font-weight="normal" officeooo:rsid="02710815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19023848128" text:id="ct93919023848128">
          <text:deletion>
            <office:change-info>
              <dc:creator>Autor desconhecido</dc:creator>
              <dc:date>2020-11-29T11:35:44</dc:date>
            </office:change-info>
            <text:p text:style-name="P3"><text:span text:style-name="Numeração_20_de_20_questão"><text:span text:style-name="T21">1.15</text:span></text:span>Qual é o impacto empresarial, político e social de não digitalizar os registros médicos (para o médico, <text:span text:style-name="T2">indivíduo</text:span>, hospitais, seguradoras, pacientes e para o governo norte-americano)?</text:p>
          </text:deletion>
        </text:changed-region>
        <text:changed-region xml:id="ct93919038713072" text:id="ct93919038713072">
          <text:insertion>
            <office:change-info>
              <dc:creator>Autor desconhecido</dc:creator>
              <dc:date>2020-11-29T11:35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ação Humano-Computador</text:p>
      <text:p text:style-name="P7">Planejamento da coleta de dados</text:p>
      <text:p text:style-name="P6">Isaías Gonçalves Ribeiro <text:span text:style-name="T27">(201810940), </text:span>Luiz Otávio Andrade Soares <text:span text:style-name="T28">(201810544),</text:span></text:p>
      <text:p text:style-name="P6">Pedro Antônio de Souza <text:s/><text:span text:style-name="T1">(</text:span>201810557<text:span text:style-name="T1">)</text:span>, Rafaella Maciel Pereira Leite <text:span text:style-name="T28">(201911294).</text:span></text:p>
      <text:p text:style-name="Autor_20_Cabeçalho"/>
      <text:p text:style-name="P4">Descrição da proposta</text:p>
      <text:p text:style-name="P8"/>
      <text:p text:style-name="P8">IStudy</text:p>
      <text:p text:style-name="P9">Conectando o conhecimento!</text:p>
      <text:p text:style-name="P9"/>
      <text:p text:style-name="P10"><text:tab/>No contexto da pandemia, a procura de serviços de aula particular aumentou significativamente. Isso se deve à quase extinção de aulas em modo presencial. Porém, foi possível experimentar alguns benefícios dessa nova relação entre estudantes e professores de forma online. Por exemplo, através da internet é possível sanar dúvidas em tempo real diretamente com o docente. Desse modo, a alternativa encontrada pelos estudantes foi a criação de grupos em aplicativos de mensagem e redes sociais com o objetivo de solucionar os questionamentos, encontrar e oferecer auxílio intelectual e até mesmo como suplementação didática.</text:p>
      <text:p text:style-name="P10"><text:tab/>Além disso, muitos estudantes, principalmente no meio universitário, oferecem serviços de aula particular como uma forma de complemento financeiro. Contudo, não é um trabalho fácil procurar nem oferecer serviços de aula particular nos infinitos grupos existentes do WhatsApp e Facebook. Além disso, quem oferta as aulas nem sempre tem acesso aos grupos.</text:p>
      <text:p text:style-name="P2"><text:span text:style-name="T3"><text:tab/>Devido a essa dificuldade para encontrar professores e alunos, o aplicativo IStudy vem para facilitar a relação de quem procura e oferece aulas particulares. O sistema tem caráter educacional e permitirá que qualquer indivíduo se cadastre informando dados básicos. Em seguida, será traçado o perfil do usuário, onde ele poderá optar possuir perfil de aluno, de professor ou ambos. Posteriormente, o usuário poderá selecionar em quais instituições busca ou oferece suas aulas. Ao completar o cadastro, na tela inicial o usuário poderá iniciar a procura ou oferta de aulas particulares. A cada match, isto é, vinculação </text:span><text:soft-page-break/><text:span text:style-name="T3">entre aluno e professor escolhidos, será aberto um chat onde as partes poderão conversar e ajustar o custo, duração, assuntos a serem abordados na aula, etc. Depois que os detalhes da proposta forem acordados, o aluno será direcionado às formas de pagamentos. Após a finalização da aula, será creditado ao professor o valor referente ao serviço.</text:span></text:p>
      <text:p text:style-name="P10"><text:tab/>O aplicativo possuirá um sistema de avaliação e comentários para cada aula concluída, tanto para o aluno quanto para o professor. Esse feedback auxiliará os usuários a verificar as qualidades dos professores e dos estudantes.</text:p>
      <text:p text:style-name="P3">Descrição do público-alvo da solução a ser desenvolvida</text:p>
      <text:list xml:id="list3431284544" text:style-name="L1">
        <text:list-item>
          <text:p text:style-name="P13">O público alvo pode ser dividido em três tipos de usuários:</text:p>
          <text:list>
            <text:list-item>
              <text:p text:style-name="P15"><text:span text:style-name="T16">a</text:span><text:span text:style-name="T4">queles que estão à procura de aulas particulares;</text:span></text:p>
            </text:list-item>
            <text:list-item>
              <text:p text:style-name="P15"><text:span text:style-name="T14">o</text:span><text:span text:style-name="T4">s que estão aptos a darem aulas particulares;</text:span></text:p>
            </text:list-item>
            <text:list-item>
              <text:p text:style-name="P13">e os usuários dispostos a fazerem ambas as tarefas.</text:p>
            </text:list-item>
          </text:list>
        </text:list-item>
        <text:list-item>
          <text:p text:style-name="P11">Não possui um gênero específico, qualquer um pode se interessar para qualquer uma das tarefas citadas.</text:p>
        </text:list-item>
        <text:list-item>
          <text:p text:style-name="P16"><text:span text:style-name="T5">Por serem de nível superior as aulas que serão oferecidas, </text:span><text:span text:style-name="T15">os usuários devem </text:span><text:span text:style-name="T5">possui</text:span><text:span text:style-name="T15">r</text:span><text:span text:style-name="T5"> faixa etária </text:span><text:span text:style-name="T15">acima de </text:span><text:span text:style-name="T5">18.</text:span></text:p>
        </text:list-item>
        <text:list-item>
          <text:p text:style-name="P11">Um público amplo com a possibilidade de oferta de aulas particulares e interação entre os profissionais que já lecionam, mas uma predominância de estudantes.</text:p>
        </text:list-item>
        <text:list-item>
          <text:p text:style-name="P12"><text:span text:style-name="T29">P</text:span>ara validação da proposta , <text:span text:style-name="T29">i</text:span>nicialmente o foco será nos estudantes da UFL<text:span text:style-name="T29">A</text:span>. Em seguida, será feita a expansão de forma gradual para outras universidades.</text:p>
        </text:list-item>
      </text:list>
      <text:p text:style-name="P3"><text:change text:change-id="ct93919023848128"/><text:change-start text:change-id="ct93919038713072"/>Justificativa para escolha de método de coleta de dados para conhecer necessidades dos usuários<text:change-end text:change-id="ct93919038713072"/></text:p>
      <text:p text:style-name="P1">Devido a natureza <text:span text:style-name="T30">remota</text:span> da coleta de dados, optou-se por utilizar a plataforma Google Forms para obter os dados do público alvo. Para a coleta dos dados, <text:span text:style-name="T17">foi</text:span> <text:span text:style-name="T18">preparado</text:span><text:span text:style-name="T17"> </text:span>um <text:span text:style-name="T17">questionário</text:span> para entender quais são as principais dores que as pessoas encontram ao buscar ou oferecer aulas particulares. Dessa forma, uma série de perguntas <text:span text:style-name="T18">foram</text:span> elaboradas para direcionar a confecção das interfaces, buscando entender o que é mais importante para o público alvo possibilitando destacar tais pontos na tela. Além disso, será necessário construir uma lista de divulgação, preferencialmente baseada em grupos de <text:soft-page-break/>estudantes para a aplicação do formulário. É de suma importância uma boa escolha do público alvo do formulário de forma a obter respostas relevantes para nosso produto.</text:p>
      <text:p text:style-name="P3">Instrumento de coleta de dados</text:p>
      <text:p text:style-name="P14"><text:span text:style-name="T32">O </text:span>questionário que será utilizado para a coleta de dados pode ser acessado através do seguinte endereço:</text:p>
      <text:list xml:id="list4059033664" text:style-name="L2">
        <text:list-item>
          <text:p text:style-name="P17"><text:a xlink:type="simple" xlink:href="https://forms.gle/rjKrs6crEqyT4SYf7" office:name="Questionário" text:style-name="Internet_20_link" text:visited-style-name="Visited_20_Internet_20_Link"><text:span text:style-name="Internet_20_link"><text:span text:style-name="T33">https://forms.gle/rjKrs6crEqyT4SYf7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11-29T11:47:02.327371182</dc:date>
    <meta:editing-duration>PT1H41M36S</meta:editing-duration>
    <meta:editing-cycles>76</meta:editing-cycles>
    <meta:generator>LibreOffice/6.4.6.2$Linux_X86_64 LibreOffice_project/40$Build-2</meta:generator>
    <meta:document-statistic meta:table-count="0" meta:image-count="0" meta:object-count="0" meta:page-count="3" meta:paragraph-count="25" meta:word-count="659" meta:character-count="4262" meta:non-whitespace-character-count="3632"/>
  </office:meta>
</office:document-meta>
</file>